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Glossar" style:family="table">
      <style:table-properties style:width="17cm" table:align="margins"/>
    </style:style>
    <style:style style:name="Glossar.A" style:family="table-column">
      <style:table-column-properties style:column-width="5.001cm" style:rel-column-width="19276*"/>
    </style:style>
    <style:style style:name="Glossar.B" style:family="table-column">
      <style:table-column-properties style:column-width="12cm" style:rel-column-width="46259*"/>
    </style:style>
    <style:style style:name="Glossar.A1" style:family="table-cell">
      <style:table-cell-properties fo:padding="0.097cm" fo:border-left="none" fo:border-right="none" fo:border-top="none" fo:border-bottom="0.05pt solid #000000"/>
    </style:style>
    <style:style style:name="Glossar.B1" style:family="table-cell">
      <style:table-cell-properties fo:padding="0.097cm" fo:border-left="0.05pt solid #000000" fo:border-right="none" fo:border-top="none" fo:border-bottom="0.05pt solid #000000"/>
    </style:style>
    <style:style style:name="P1" style:family="paragraph" style:parent-style-name="Text_20_body">
      <style:text-properties officeooo:rsid="001c9e12" officeooo:paragraph-rsid="001c9e12"/>
    </style:style>
    <style:style style:name="P2" style:family="paragraph" style:parent-style-name="Text_20_body">
      <style:text-properties officeooo:rsid="001e6350" officeooo:paragraph-rsid="001e6350"/>
    </style:style>
    <style:style style:name="P3" style:family="paragraph" style:parent-style-name="Text_20_body">
      <style:text-properties officeooo:rsid="00228858" officeooo:paragraph-rsid="00228858"/>
    </style:style>
    <style:style style:name="P4" style:family="paragraph" style:parent-style-name="Text_20_body">
      <style:text-properties fo:font-style="italic" officeooo:rsid="0026b8f5" officeooo:paragraph-rsid="0026b8f5" style:font-style-asian="italic" style:font-style-complex="italic"/>
    </style:style>
    <style:style style:name="P5" style:family="paragraph" style:parent-style-name="Text_20_body">
      <style:text-properties officeooo:rsid="0032adea" officeooo:paragraph-rsid="0032adea"/>
    </style:style>
    <style:style style:name="P6" style:family="paragraph" style:parent-style-name="Table_20_Contents">
      <style:text-properties officeooo:rsid="001c9e12" officeooo:paragraph-rsid="001c9e12"/>
    </style:style>
    <style:style style:name="P7" style:family="paragraph" style:parent-style-name="Table_20_Contents">
      <style:text-properties officeooo:rsid="001e24d6" officeooo:paragraph-rsid="001e24d6"/>
    </style:style>
    <style:style style:name="P8" style:family="paragraph" style:parent-style-name="Table_20_Contents">
      <style:text-properties officeooo:rsid="00228858" officeooo:paragraph-rsid="00228858"/>
    </style:style>
    <style:style style:name="P9" style:family="paragraph" style:parent-style-name="Text_20_body" style:list-style-name="L1">
      <style:text-properties officeooo:rsid="001baa34" officeooo:paragraph-rsid="001baa34"/>
    </style:style>
    <style:style style:name="P10" style:family="paragraph" style:parent-style-name="Text_20_body" style:list-style-name="L2">
      <style:text-properties officeooo:rsid="001baa34" officeooo:paragraph-rsid="0038d010"/>
    </style:style>
    <style:style style:name="P11" style:family="paragraph" style:parent-style-name="Text_20_body" style:list-style-name="L2">
      <style:text-properties officeooo:rsid="001c9e12" officeooo:paragraph-rsid="001c9e12"/>
    </style:style>
    <style:style style:name="P12" style:family="paragraph" style:parent-style-name="Text_20_body" style:list-style-name="L2">
      <style:text-properties officeooo:rsid="001c9e12" officeooo:paragraph-rsid="0041cf10"/>
    </style:style>
    <style:style style:name="P13" style:family="paragraph" style:parent-style-name="Text_20_body" style:list-style-name="L3">
      <style:text-properties officeooo:rsid="001e6350" officeooo:paragraph-rsid="001e6350"/>
    </style:style>
    <style:style style:name="P14" style:family="paragraph" style:parent-style-name="Text_20_body" style:list-style-name="L4">
      <style:text-properties officeooo:rsid="001e6350" officeooo:paragraph-rsid="001e6350"/>
    </style:style>
    <style:style style:name="P15" style:family="paragraph" style:parent-style-name="Text_20_body" style:list-style-name="L5">
      <style:text-properties officeooo:rsid="001e6350" officeooo:paragraph-rsid="001e6350"/>
    </style:style>
    <style:style style:name="P16" style:family="paragraph" style:parent-style-name="Text_20_body">
      <style:text-properties officeooo:rsid="002537cb" officeooo:paragraph-rsid="002537cb"/>
    </style:style>
    <style:style style:name="P17" style:family="paragraph" style:parent-style-name="Text_20_body" style:list-style-name="L8">
      <style:text-properties officeooo:rsid="002537cb" officeooo:paragraph-rsid="002537cb"/>
    </style:style>
    <style:style style:name="P18" style:family="paragraph" style:parent-style-name="Text_20_body" style:list-style-name="L6">
      <style:text-properties officeooo:rsid="00228858" officeooo:paragraph-rsid="00228858"/>
    </style:style>
    <style:style style:name="P19" style:family="paragraph" style:parent-style-name="Text_20_body" style:list-style-name="L6">
      <style:text-properties officeooo:rsid="00228858" officeooo:paragraph-rsid="0026b8f5"/>
    </style:style>
    <style:style style:name="P20" style:family="paragraph" style:parent-style-name="Text_20_body" style:list-style-name="L8">
      <style:text-properties officeooo:rsid="00228858" officeooo:paragraph-rsid="00228858"/>
    </style:style>
    <style:style style:name="P21" style:family="paragraph" style:parent-style-name="Text_20_body" style:list-style-name="L6">
      <style:text-properties officeooo:rsid="002bc918" officeooo:paragraph-rsid="002bc918"/>
    </style:style>
    <style:style style:name="P22" style:family="paragraph" style:parent-style-name="Text_20_body">
      <style:text-properties fo:font-style="italic" officeooo:rsid="0026b8f5" officeooo:paragraph-rsid="0026b8f5" style:font-style-asian="italic" style:font-style-complex="italic"/>
    </style:style>
    <style:style style:name="P23" style:family="paragraph" style:parent-style-name="Text_20_body" style:list-style-name="L7">
      <style:text-properties fo:font-style="normal" officeooo:rsid="0026b8f5" officeooo:paragraph-rsid="0026b8f5" style:font-style-asian="normal" style:font-style-complex="normal"/>
    </style:style>
    <style:style style:name="P24" style:family="paragraph" style:parent-style-name="Text_20_body" style:list-style-name="L8">
      <style:text-properties officeooo:rsid="0023aa36" officeooo:paragraph-rsid="002537cb"/>
    </style:style>
    <style:style style:name="P25" style:family="paragraph" style:parent-style-name="Text_20_body" style:list-style-name="L8">
      <style:text-properties officeooo:rsid="0026b8f5" officeooo:paragraph-rsid="0026b8f5"/>
    </style:style>
    <style:style style:name="P26" style:family="paragraph" style:parent-style-name="Text_20_body" style:list-style-name="L13">
      <style:text-properties officeooo:rsid="001ff68a" officeooo:paragraph-rsid="001ff68a"/>
    </style:style>
    <style:style style:name="P27" style:family="paragraph" style:parent-style-name="Text_20_body" style:list-style-name="L13">
      <style:text-properties officeooo:rsid="001ff68a" officeooo:paragraph-rsid="00217c99"/>
    </style:style>
    <style:style style:name="P28" style:family="paragraph" style:parent-style-name="Text_20_body" style:list-style-name="L15">
      <style:text-properties officeooo:rsid="001ff68a" officeooo:paragraph-rsid="001ff68a"/>
    </style:style>
    <style:style style:name="P29" style:family="paragraph" style:parent-style-name="Text_20_body" style:list-style-name="L13">
      <style:text-properties officeooo:rsid="00350fde" officeooo:paragraph-rsid="00350fde"/>
    </style:style>
    <style:style style:name="P30" style:family="paragraph" style:parent-style-name="Text_20_body" style:list-style-name="L13">
      <style:text-properties officeooo:rsid="00217c99" officeooo:paragraph-rsid="00217c99"/>
    </style:style>
    <style:style style:name="P31" style:family="paragraph" style:parent-style-name="Text_20_body" style:list-style-name="L14">
      <style:text-properties officeooo:rsid="00217c99" officeooo:paragraph-rsid="00217c99"/>
    </style:style>
    <style:style style:name="P32" style:family="paragraph" style:parent-style-name="Text_20_body" style:list-style-name="L17">
      <style:text-properties officeooo:rsid="003ab63f" officeooo:paragraph-rsid="003ab63f"/>
    </style:style>
    <style:style style:name="P33" style:family="paragraph" style:parent-style-name="Text_20_body" style:list-style-name="L18">
      <style:text-properties officeooo:rsid="003c1990" officeooo:paragraph-rsid="003c1990"/>
    </style:style>
    <style:style style:name="P34" style:family="paragraph" style:parent-style-name="Text_20_body" style:list-style-name="L19">
      <style:text-properties officeooo:rsid="003c1990" officeooo:paragraph-rsid="003c1990"/>
    </style:style>
    <style:style style:name="P35" style:family="paragraph" style:parent-style-name="Text_20_body" style:list-style-name="L20">
      <style:text-properties officeooo:rsid="003c1990" officeooo:paragraph-rsid="003c1990"/>
    </style:style>
    <style:style style:name="P36" style:family="paragraph" style:parent-style-name="Text_20_body" style:list-style-name="L17">
      <style:text-properties officeooo:rsid="003c1990" officeooo:paragraph-rsid="003c1990"/>
    </style:style>
    <style:style style:name="P37" style:family="paragraph" style:parent-style-name="Text_20_body" style:list-style-name="L20">
      <style:text-properties officeooo:paragraph-rsid="003c1990"/>
    </style:style>
    <style:style style:name="P38" style:family="paragraph" style:parent-style-name="Text_20_body" style:list-style-name="L21">
      <style:text-properties officeooo:rsid="003e7ad1" officeooo:paragraph-rsid="003e7ad1"/>
    </style:style>
    <style:style style:name="P39" style:family="paragraph" style:parent-style-name="Text_20_body" style:list-style-name="L8">
      <style:text-properties officeooo:rsid="0041cf10" officeooo:paragraph-rsid="0041cf10"/>
    </style:style>
    <style:style style:name="P40" style:family="paragraph" style:parent-style-name="Text_20_body">
      <style:text-properties officeooo:rsid="0041cf10" officeooo:paragraph-rsid="0041cf10"/>
    </style:style>
    <style:style style:name="P41" style:family="paragraph" style:parent-style-name="Text_20_body" style:list-style-name="L2">
      <style:text-properties fo:font-size="10.5pt" officeooo:rsid="001c9e12" officeooo:paragraph-rsid="001c9e12" style:font-size-asian="10.5pt" style:font-size-complex="10.5pt"/>
    </style:style>
    <style:style style:name="P42" style:family="paragraph" style:parent-style-name="Text_20_body">
      <style:text-properties officeooo:rsid="0030ab0e" officeooo:paragraph-rsid="0030ab0e"/>
    </style:style>
    <style:style style:name="P43" style:family="paragraph" style:parent-style-name="Text_20_body">
      <style:text-properties officeooo:paragraph-rsid="0033a190"/>
    </style:style>
    <style:style style:name="P44" style:family="paragraph" style:parent-style-name="Text_20_body">
      <style:text-properties officeooo:rsid="004477ef" officeooo:paragraph-rsid="004477ef"/>
    </style:style>
    <style:style style:name="P45" style:family="paragraph" style:parent-style-name="Text_20_body">
      <style:text-properties officeooo:rsid="0046209f" officeooo:paragraph-rsid="0046209f"/>
    </style:style>
    <style:style style:name="P46" style:family="paragraph" style:parent-style-name="Text_20_body">
      <style:text-properties officeooo:rsid="00465951" officeooo:paragraph-rsid="00465951"/>
    </style:style>
    <style:style style:name="P47" style:family="paragraph" style:parent-style-name="Text_20_body">
      <style:text-properties officeooo:rsid="0047ca7a" officeooo:paragraph-rsid="0047ca7a"/>
    </style:style>
    <style:style style:name="P48" style:family="paragraph" style:parent-style-name="Text_20_body" style:list-style-name="L1">
      <style:text-properties officeooo:rsid="0047ca7a" officeooo:paragraph-rsid="0047ca7a"/>
    </style:style>
    <style:style style:name="P49" style:family="paragraph" style:parent-style-name="Text_20_body">
      <style:text-properties officeooo:rsid="004a1485" officeooo:paragraph-rsid="004a1485"/>
    </style:style>
    <style:style style:name="P50" style:family="paragraph" style:parent-style-name="Heading_20_1">
      <style:text-properties officeooo:rsid="001baa34" officeooo:paragraph-rsid="001baa34"/>
    </style:style>
    <style:style style:name="P51" style:family="paragraph" style:parent-style-name="Heading_20_1">
      <style:text-properties officeooo:rsid="001e6350" officeooo:paragraph-rsid="001e6350"/>
    </style:style>
    <style:style style:name="P52" style:family="paragraph" style:parent-style-name="Heading_20_1">
      <style:text-properties officeooo:rsid="001ff68a" officeooo:paragraph-rsid="001ff68a"/>
    </style:style>
    <style:style style:name="P53" style:family="paragraph" style:parent-style-name="Heading_20_1">
      <style:text-properties officeooo:paragraph-rsid="001ff68a"/>
    </style:style>
    <style:style style:name="P54" style:family="paragraph" style:parent-style-name="Heading_20_1">
      <style:text-properties officeooo:rsid="001c9e12" officeooo:paragraph-rsid="001c9e12"/>
    </style:style>
    <style:style style:name="P55" style:family="paragraph" style:parent-style-name="Heading_20_2">
      <style:text-properties officeooo:rsid="001baa34" officeooo:paragraph-rsid="001baa34"/>
    </style:style>
    <style:style style:name="P56" style:family="paragraph" style:parent-style-name="Heading_20_2">
      <style:text-properties officeooo:rsid="001e6350" officeooo:paragraph-rsid="001e6350"/>
    </style:style>
    <style:style style:name="P57" style:family="paragraph" style:parent-style-name="Heading_20_2">
      <style:text-properties officeooo:rsid="001ff68a" officeooo:paragraph-rsid="001ff68a"/>
    </style:style>
    <style:style style:name="P58" style:family="paragraph" style:parent-style-name="Heading_20_2">
      <style:text-properties officeooo:rsid="00217c99" officeooo:paragraph-rsid="00217c99"/>
    </style:style>
    <style:style style:name="P59" style:family="paragraph" style:parent-style-name="Heading_20_2">
      <style:text-properties officeooo:paragraph-rsid="001c9e12"/>
    </style:style>
    <style:style style:name="P60" style:family="paragraph" style:parent-style-name="Heading_20_3">
      <style:text-properties officeooo:rsid="00228858" officeooo:paragraph-rsid="00228858"/>
    </style:style>
    <style:style style:name="P61" style:family="paragraph" style:parent-style-name="Heading_20_3">
      <style:text-properties officeooo:rsid="0030ab0e" officeooo:paragraph-rsid="0030ab0e"/>
    </style:style>
    <style:style style:name="P62" style:family="paragraph" style:parent-style-name="Heading_20_3">
      <style:text-properties officeooo:rsid="0033a190" officeooo:paragraph-rsid="0033a190"/>
    </style:style>
    <style:style style:name="P63" style:family="paragraph" style:parent-style-name="Heading_20_3">
      <style:text-properties officeooo:rsid="003e7ad1" officeooo:paragraph-rsid="003e7ad1"/>
    </style:style>
    <style:style style:name="P64" style:family="paragraph" style:parent-style-name="Heading_20_3">
      <style:text-properties officeooo:rsid="0041cf10" officeooo:paragraph-rsid="0041cf10"/>
    </style:style>
    <style:style style:name="P65" style:family="paragraph" style:parent-style-name="Heading_20_3">
      <style:text-properties officeooo:rsid="004477ef" officeooo:paragraph-rsid="004477ef"/>
    </style:style>
    <style:style style:name="P66" style:family="paragraph" style:parent-style-name="Heading_20_3">
      <style:text-properties officeooo:rsid="004a1485" officeooo:paragraph-rsid="004a1485"/>
    </style:style>
    <style:style style:name="P67" style:family="paragraph" style:parent-style-name="Table_20_Contents">
      <style:text-properties officeooo:rsid="0047ca7a" officeooo:paragraph-rsid="0047ca7a"/>
    </style:style>
    <style:style style:name="T1" style:family="text">
      <style:text-properties officeooo:rsid="001e6350"/>
    </style:style>
    <style:style style:name="T2" style:family="text">
      <style:text-properties officeooo:rsid="001ff68a"/>
    </style:style>
    <style:style style:name="T3" style:family="text">
      <style:text-properties officeooo:rsid="00217c99"/>
    </style:style>
    <style:style style:name="T4" style:family="text">
      <style:text-properties officeooo:rsid="002537cb"/>
    </style:style>
    <style:style style:name="T5" style:family="text">
      <style:text-properties officeooo:rsid="002a1963"/>
    </style:style>
    <style:style style:name="T6" style:family="text">
      <style:text-properties officeooo:rsid="002c2e2c"/>
    </style:style>
    <style:style style:name="T7" style:family="text">
      <style:text-properties officeooo:rsid="002da5f4"/>
    </style:style>
    <style:style style:name="T8" style:family="text">
      <style:text-properties officeooo:rsid="002daf12"/>
    </style:style>
    <style:style style:name="T9" style:family="text">
      <style:text-properties officeooo:rsid="0032adea"/>
    </style:style>
    <style:style style:name="T10" style:family="text">
      <style:text-properties officeooo:rsid="0038d010"/>
    </style:style>
    <style:style style:name="T11" style:family="text">
      <style:text-properties officeooo:rsid="003ab63f"/>
    </style:style>
    <style:style style:name="T12" style:family="text">
      <style:text-properties officeooo:rsid="003c1990"/>
    </style:style>
    <style:style style:name="T13" style:family="text">
      <style:text-properties officeooo:rsid="00413c2f"/>
    </style:style>
    <style:style style:name="T14" style:family="text">
      <style:text-properties officeooo:rsid="0041cf10"/>
    </style:style>
    <style:style style:name="T15" style:family="text">
      <style:text-properties officeooo:rsid="0033a190"/>
    </style:style>
    <style:style style:name="T16" style:family="text">
      <style:text-properties officeooo:rsid="001c9e12"/>
    </style:style>
    <style:style style:name="T17" style:family="text">
      <style:text-properties officeooo:rsid="004a148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1. Zielbestimmung</text:h>
      <text:p text:style-name="P2">SimpleEngine soll eine kleine und einfach Game-Engine werden mit der man grundlegende Dinge der Spieleprogrammierung bewältigen kann. </text:p>
      <text:h text:style-name="P55" text:outline-level="2">Muss<text:span text:style-name="T1">k</text:span>riterien</text:h>
      <text:list xml:id="list6374625935705650386" text:style-name="L1">
        <text:list-item>
          <text:p text:style-name="P9">Rendern von 3D-Objekten mittels OpenGL auf einer Zeichenfläche innerhalb eines Fensters</text:p>
        </text:list-item>
        <text:list-item>
          <text:p text:style-name="P9">3D-Objekte aus Dreiecken aufbauen, <text:span text:style-name="T11">keine Vierecke oder n-Ecke</text:span></text:p>
        </text:list-item>
        <text:list-item>
          <text:p text:style-name="P9">einfarbige 3D-Objekte, <text:span text:style-name="T8">Farben 24bit rgb</text:span></text:p>
        </text:list-item>
        <text:list-item>
          <text:p text:style-name="P48">Wireframe-Rendering für Objekte</text:p>
        </text:list-item>
        <text:list-item>
          <text:p text:style-name="P9">Z-Buffering und Clipping von den Objekten / Polygonen aus denen die Objekte bestehen</text:p>
        </text:list-item>
        <text:list-item>
          <text:p text:style-name="P9">einfache Kinematik für die Objekte</text:p>
        </text:list-item>
        <text:list-item>
          <text:p text:style-name="P9">persistentes Laden und Speichern von diesen 3D-Objekten</text:p>
        </text:list-item>
        <text:list-item>
          <text:p text:style-name="P9">Zusammenfassen von mehreren Objekten in Szenen, die man ebenfalls persistent Laden und Speichern kann</text:p>
        </text:list-item>
        <text:list-item>
          <text:p text:style-name="P9">Interaktion mittels Maus und Tastatur (z.B. freies Bewegen innerhalb der Szene)</text:p>
        </text:list-item>
        <text:list-item>
          <text:p text:style-name="P9">dynamisches Erzeugen und Löschen von Objekten innerhalb der Szene mittels Bedienelemente</text:p>
        </text:list-item>
        <text:list-item>
          <text:p text:style-name="P9">einen Console-Like Output von Daten um Dinge nachvollziehen zu können</text:p>
        </text:list-item>
        <text:list-item>
          <text:p text:style-name="P9">Boundingbox-Kollisionen erkennen und auswerten</text:p>
        </text:list-item>
        <text:list-item>
          <text:p text:style-name="P9">Frei bewegliche Sicht auf die Szene mittels Kamera</text:p>
        </text:list-item>
      </text:list>
      <text:h text:style-name="P55" text:outline-level="2">Wunsch<text:span text:style-name="T1">k</text:span>riterien</text:h>
      <text:list xml:id="list2936881224511514719" text:style-name="L2">
        <text:list-item>
          <text:p text:style-name="P11">Dynamik von Objekten (Newtonsche Mechanik)</text:p>
        </text:list-item>
        <text:list-item>
          <text:p text:style-name="P12">Mehrfarbigkeit von Objekten und Flächen</text:p>
        </text:list-item>
        <text:list-item>
          <text:p text:style-name="P12">Flatshading</text:p>
        </text:list-item>
        <text:list-item>
          <text:p text:style-name="P10">vordefinier<text:span text:style-name="T10">te </text:span>Bewegungsabläufe <text:span text:style-name="T10">für Objekte</text:span></text:p>
        </text:list-item>
        <text:list-item>
          <text:p text:style-name="P41">Texturen</text:p>
        </text:list-item>
      </text:list>
      <text:h text:style-name="P56" text:outline-level="2">Abgrenzungskriterien</text:h>
      <text:list xml:id="list6601551450336533770" text:style-name="L3">
        <text:list-item>
          <text:p text:style-name="P13">Kein eigenständiges Spiel, sondern nur der Bausatz für ein Spiel</text:p>
        </text:list-item>
        <text:list-item>
          <text:p text:style-name="P13">keine realistische Grafik sondern Beschränkung auf 3D-Primitiven</text:p>
        </text:list-item>
        <text:list-item>
          <text:p text:style-name="P13">es sollen Abläufe demonstriert werden und nicht auf höchste Effizienz und Perfektion <text:soft-page-break/>geachtet werden</text:p>
        </text:list-item>
        <text:list-item>
          <text:p text:style-name="P13">keine hohe Portierbarkeit auf andere Betriebssysteme/Plattformen</text:p>
        </text:list-item>
        <text:list-item>
          <text:p text:style-name="P13">keine Partikelsysteme oder fortgeschrittene Physik</text:p>
        </text:list-item>
        <text:list-item>
          <text:p text:style-name="P13">keine Beleuchtungseffekte fortgeschrittene Elemente der Computergrafik</text:p>
        </text:list-item>
        <text:list-item>
          <text:p text:style-name="P13">keine runden Flächen</text:p>
        </text:list-item>
        <text:list-item>
          <text:p text:style-name="P13">keine Soundausgaben</text:p>
        </text:list-item>
      </text:list>
      <text:h text:style-name="Heading_20_1" text:outline-level="1">2. Zielgruppe</text:h>
      <text:p text:style-name="P2">Das Projekt soll vor allem von Programmieren genutzt werden, die keine Erfahrung im Bereich der Computergrafik und Spieleprogrammierung <text:s/>haben und einen einfachen Einstieg suchen. Es werden allerdings Grundkenntnisse der Programmierung und C++ vorausgesetzt.</text:p>
      <text:p text:style-name="P2">Um erste Schritte auf dem Bereich zu gehen, soll man die Möglichkeit haben den Quellcode zu ändern, zu erweitern oder anderweitig zu modifizieren und mit dem gegebenen zu experimentieren.</text:p>
      <text:p text:style-name="P2">Alles was man benötigt um mit der SimpleEngine zu arbeiten ist eine laufende Windows7 Umgebung mit OpenGL-Support, Monitor, Maus und Tastatur. Andere Windows Versionen können unter umständen auch genutzt werden können, werden jedoch von den Entwicklern nicht getestet.</text:p>
      <text:h text:style-name="P51" text:outline-level="1">3. Produktumgebung</text:h>
      <text:h text:style-name="P56" text:outline-level="2">Software</text:h>
      <text:list xml:id="list4429824009736595000" text:style-name="L4">
        <text:list-item>
          <text:p text:style-name="P14">Windows7 64bit</text:p>
        </text:list-item>
        <text:list-item>
          <text:p text:style-name="P14">CLI-Runtime</text:p>
        </text:list-item>
        <text:list-item>
          <text:p text:style-name="P14">OpenGL(Version 3 oder höher)</text:p>
        </text:list-item>
        <text:list-item>
          <text:p text:style-name="P14">(git und Entwicklungsumgebung wenn man mit dem Quellcode arbeiten möchte)</text:p>
        </text:list-item>
      </text:list>
      <text:h text:style-name="P56" text:outline-level="2">Hardware</text:h>
      <text:list xml:id="list1429281010875679259" text:style-name="L5">
        <text:list-item>
          <text:p text:style-name="P15">CPU ( + GPU) mit OpenGL-Unterstützung (OpenGL ist Industriestandard)</text:p>
        </text:list-item>
        <text:list-item>
          <text:p text:style-name="P15">Monitor, Maus und Tastatur(qwertz)</text:p>
        </text:list-item>
      </text:list>
      <text:h text:style-name="P51" text:outline-level="1">4. Produktfunktionen</text:h>
      <text:p text:style-name="P16">Objekte als Abstraktion für Elemente innerhalb einer Szene. Ein Bewegungszug ist genauso ein Objekt wie ein Würfel, dadurch wird ein einfaches Verändern dieser Elemente ermöglicht.</text:p>
      <text:h text:style-name="Heading_20_3" text:outline-level="3">F10 Objekte bearbeiten, speichern und laden</text:h>
      <text:list xml:id="list897833761393519468" text:style-name="L17">
        <text:list-item>
          <text:p text:style-name="P32">Es gibt einen Modus in dem man nur auf Objekte operiert</text:p>
        </text:list-item>
        <text:list-item>
          <text:p text:style-name="P32"><text:soft-page-break/>In Zeichenfläche wird ein Objekt dargestellt, welches aus verschiedenen Betrachtungspunkte aus dargestellt werden kann</text:p>
        </text:list-item>
        <text:list-item>
          <text:p text:style-name="P32">Bedienelemente in der GUI um diese Objekt in seiner Struktur zu verändern</text:p>
          <text:list>
            <text:list-item>
              <text:p text:style-name="P32">Vertices, Kanten und Flächen sind auswählbar und veränderbar sein</text:p>
            </text:list-item>
            <text:list-item>
              <text:p text:style-name="P32">3D-Primitve dem Objekt hinzufügen, dadurch sollte man komplexere Objekte aufbauen können</text:p>
            </text:list-item>
            <text:list-item>
              <text:p text:style-name="P32">speichern in Datei</text:p>
            </text:list-item>
            <text:list-item>
              <text:p text:style-name="P32">laden aus Datei</text:p>
            </text:list-item>
          </text:list>
        </text:list-item>
        <text:list-item>
          <text:p text:style-name="P32">Operationen auf Vertices:</text:p>
          <text:list>
            <text:list-item>
              <text:p text:style-name="P32">verschieben</text:p>
            </text:list-item>
            <text:list-item>
              <text:p text:style-name="P32">löschen</text:p>
            </text:list-item>
            <text:list-item>
              <text:p text:style-name="P32">auswählen</text:p>
            </text:list-item>
          </text:list>
        </text:list-item>
        <text:list-item>
          <text:p text:style-name="P32">Operationen auf Kanten(Edges):</text:p>
          <text:list>
            <text:list-item>
              <text:p text:style-name="P32">verschieben, indem Einzelpunkte verschoben werden</text:p>
            </text:list-item>
            <text:list-item>
              <text:p text:style-name="P32">auswählen</text:p>
            </text:list-item>
            <text:list-item>
              <text:p text:style-name="P32">löschen</text:p>
            </text:list-item>
          </text:list>
        </text:list-item>
        <text:list-item>
          <text:p text:style-name="P32">Operationen auf Flächen(Faces):</text:p>
          <text:list>
            <text:list-item>
              <text:p text:style-name="P32">verschieben, indem Einzelpunkte verschoben werden</text:p>
            </text:list-item>
            <text:list-item>
              <text:p text:style-name="P32">auswählen</text:p>
            </text:list-item>
            <text:list-item>
              <text:p text:style-name="P32">löschen</text:p>
            </text:list-item>
            <text:list-item>
              <text:p text:style-name="P36">Farbwahl</text:p>
            </text:list-item>
          </text:list>
        </text:list-item>
      </text:list>
      <text:h text:style-name="Heading_20_3" text:outline-level="3">F20 Szenen bearbeiten, laden und speichern</text:h>
      <text:list xml:id="list2592305525045385992" text:style-name="L18">
        <text:list-item>
          <text:p text:style-name="P33">Die Grundnutzung ist gleich wie bei Objekten, nur das eine Szene eine Kollektion aus verschiedenen Objekten ist, die noch transformiert werden können. Dabei existieren die Objekte an sich nur innerhalb der Szene und können außerhalb dieses Kontextes komplett anders genutzt werden.</text:p>
        </text:list-item>
        <text:list-item>
          <text:p text:style-name="P33">Operationen auf Objekte:</text:p>
          <text:list>
            <text:list-item>
              <text:p text:style-name="P33">verschieben innerhalb der Szene</text:p>
            </text:list-item>
            <text:list-item>
              <text:p text:style-name="P33">rotieren um beliebige Achse</text:p>
            </text:list-item>
            <text:list-item>
              <text:p text:style-name="P33">skalieren in 3 Dimensionen</text:p>
            </text:list-item>
          </text:list>
        </text:list-item>
        <text:list-item>
          <text:p text:style-name="P33">nachdem man die Objekte arrangiert hat, speichert man sie in einer Szenendatei, welche <text:soft-page-break/>man später wieder laden kann</text:p>
        </text:list-item>
      </text:list>
      <text:h text:style-name="Heading_20_3" text:outline-level="3">F30 Bearbeitungsmodus der 3D-Objekte/Szenen</text:h>
      <text:list xml:id="list502568822514968577" text:style-name="L19">
        <text:list-item>
          <text:p text:style-name="P34">Man kann seine aktuelle 3D Welt aus verschiedenen Blickwinkel und Positionen betrachtet werden → Nutzung einer virtuellen Kamera</text:p>
        </text:list-item>
        <text:list-item>
          <text:p text:style-name="P34">über Maus wird die Blickrichtung verändert</text:p>
        </text:list-item>
        <text:list-item>
          <text:p text:style-name="P34">über Tastatur wird die Kameraposition verändert (WASD-Steuerung)</text:p>
        </text:list-item>
        <text:list-item>
          <text:p text:style-name="P34">Während der Bearbeitung der 3D Welt findet keine Kollisionserkennung statt → man kann durch Wände gehen</text:p>
        </text:list-item>
        <text:list-item>
          <text:p text:style-name="P34">über GUI-Elemente werden Operationen angestoßen (Buttons)</text:p>
        </text:list-item>
      </text:list>
      <text:h text:style-name="Heading_20_3" text:outline-level="3">F40 Betrachtungsmodus der 3D-Objekte/Szenen</text:h>
      <text:list xml:id="list4000405396426318655" text:style-name="L20">
        <text:list-item>
          <text:p text:style-name="P35">Man kann keine Veränderungen mehr an der 3D Welt vornehmen</text:p>
        </text:list-item>
        <text:list-item>
          <text:p text:style-name="P37"><text:span text:style-name="T12">Kollisionserkennung und „Regeln der realen Welt“ treten in Kraft → z.B. kann man nicht mehr durch Wände gehen</text:span></text:p>
        </text:list-item>
      </text:list>
      <text:h text:style-name="P63" text:outline-level="3">F50 Nutzung der Funktionalität der SimpleEngine</text:h>
      <text:list xml:id="list2163583285177051222" text:style-name="L21">
        <text:list-item>
          <text:p text:style-name="P38">Ein erklärtes Ziel dieses Projektes ist es Grafikanfängern die Möglichkeit zu geben eigene Vorstellungen und Experimente zu starten. Dazu nutzt man die vorgefertigten Klassen der Engine um daraus Mini-Spiele zu entwickeln.</text:p>
        </text:list-item>
        <text:list-item>
          <text:p text:style-name="P38">Der Entwickler kann/sollte dabei jedoch immer eine eigene GUI erstellen, die zu dem Spiel passt. Dabei sollte die Zeichenfläche wohl wesentlich dominanter sein als in dem Bearbeitungs- und Betrachtungsmodus.</text:p>
        </text:list-item>
        <text:list-item>
          <text:p text:style-name="P38">Beispiel eines simplen Spieles:</text:p>
          <text:list>
            <text:list-item>
              <text:p text:style-name="P38">Minecraftklon → herumlaufen auf einer Ebene und durch Mausklick erzeugen von Würfeln.</text:p>
            </text:list-item>
            <text:list-item>
              <text:p text:style-name="P38">In der GUI kann man verschiedene Würfeltypen auswählen.</text:p>
            </text:list-item>
          </text:list>
        </text:list-item>
      </text:list>
      <text:h text:style-name="P51" text:outline-level="1">5. Produktdaten</text:h>
      <text:h text:style-name="P60" text:outline-level="3">D10</text:h>
      <text:p text:style-name="P3">3D-Objekte werden in einem Menschenlesbaren Dateiformat gespeichert. Die Speicherung erfolgt Vertexbasiert, Kanten und Flächen setzen sich dann aus mehreren Vertices zusammen. Die Indizes für die Vertices ergeben sich automatisch durch Nummerierung bei Null beginnend. Demzufolge kann man keinem Vertex explizit einen Index zuweisen, sondern nur indem man i<text:span text:style-name="T13">h</text:span>n an die i-te Stelle schreibt(ACHTUNG: Index = i – 1). Die Dateiendung lautet *.obj</text:p>
      <text:list xml:id="list8745329450606415055" text:style-name="L6">
        <text:list-item>
          <text:p text:style-name="P18">alles nach einer Raute(#) bis zum Zeilenende ist ein Kommentar</text:p>
        </text:list-item>
        <text:list-item>
          <text:p text:style-name="P18"><text:soft-page-break/>Whitespaces am Zeilenanfang werden ignoriert → Einrücken möglich</text:p>
        </text:list-item>
        <text:list-item>
          <text:p text:style-name="P18">Vertexdefinition<text:span text:style-name="T5">(Vertex)</text:span>: v &lt;x&gt; &lt;y&gt; &lt;z&gt; <text:s/>→ Bsp: v 10 5.2 -15</text:p>
        </text:list-item>
        <text:list-item>
          <text:p text:style-name="P18">Kantendefinition<text:span text:style-name="T5">(Edge)</text:span>: e &lt;Vertexindex&gt; &lt;Vertexindex&gt; → Bsp: e 5 10</text:p>
        </text:list-item>
        <text:list-item>
          <text:p text:style-name="P19">Flächendefinition<text:span text:style-name="T5">(Face)</text:span>: f &lt;Vertexindex&gt; &lt;Vertexindex&gt; &lt;Vertexindex&gt; → Bsp: f 5 10 15</text:p>
        </text:list-item>
        <text:list-item>
          <text:p text:style-name="P21">Farbe <text:span text:style-name="T13">für Objekt</text:span>(<text:span text:style-name="T13">Objectc</text:span>olor, <text:span text:style-name="T7">Werte zwischen 0 und 255)</text:span>: <text:span text:style-name="T13">o</text:span>c &lt;r&gt; &lt;g&gt; &lt;b&gt; →<text:span text:style-name="T6"> Bsp: c 128 128 128</text:span></text:p>
        </text:list-item>
      </text:list>
      <text:p text:style-name="P4">Zusatzdaten die gespeichert werden, wenn Wunschfunktionen umgesetzt werden</text:p>
      <text:list xml:id="list2842390261629815380" text:style-name="L7">
        <text:list-item>
          <text:p text:style-name="P23">Farbe für Flä<text:span text:style-name="T5">che(Facecolor): fc &lt;faceIndex&gt; &lt;r&gt; &lt;g&gt; &lt;b&gt;</text:span></text:p>
        </text:list-item>
      </text:list>
      <text:h text:style-name="P60" text:outline-level="3">D20</text:h>
      <text:p text:style-name="P3">Szenen, die aus einzelnen Objekten bestehen, werden ebenfalls Menschenlesbar gespeichert. Die einzelnen Objekte werden nur referenziert. <text:span text:style-name="T9">Diese Referenzierung erfolg über den Dateinamen relativ zur Szenendatei. Es muss jedoch noch gespeichert werden, wie das Objekt transformiert wurde (Rotation, Skalierung, Position in der Welt) was über weitere Parameter geschieht. Jedes Objekt bekommt wieder einen Index durch Nummerierung.</text:span></text:p>
      <text:list xml:id="list7898523484075236721" text:style-name="L8">
        <text:list-item>
          <text:p text:style-name="P20">alles nach einer Raute(#) bis zum Zeilenende ist ein Kommentar</text:p>
        </text:list-item>
        <text:list-item>
          <text:p text:style-name="P20">Whitespaces am Zeilenanfang werden ignoriert → Einrücken möglich</text:p>
        </text:list-item>
        <text:list-item>
          <text:p text:style-name="P24">Objektreferenz: </text:p>
          <text:list>
            <text:list-item>
              <text:p text:style-name="P24">o &lt;Dateiname für .obj-File&gt; &lt;x&gt; &lt;y&gt; &lt;z&gt; <text:span text:style-name="T4">&lt;x&gt; &lt;y&gt; &lt;z&gt; &lt;x&gt; &lt;y&gt; &lt;z&gt; &lt;winkel in °&gt;</text:span></text:p>
            </text:list-item>
            <text:list-item>
              <text:p text:style-name="P17">Bedeutung: Objekt, Position in der Welt, Skalierung, Rotationsachse, Rotationswinkel</text:p>
            </text:list-item>
            <text:list-item>
              <text:p text:style-name="P39">Beispiel: o cube.obj 10.1 5.8 -2.7 1 1 1 0 1 0 45</text:p>
            </text:list-item>
          </text:list>
        </text:list-item>
      </text:list>
      <text:p text:style-name="P4">Zusatzdaten die gespeichert werden, wenn Wunschfunktionen umgesetzt werden</text:p>
      <text:list xml:id="list221256048678928" text:continue-numbering="true" text:style-name="L8">
        <text:list-item>
          <text:p text:style-name="P25">Lichtquelle, ohne Richtung:</text:p>
          <text:list>
            <text:list-item>
              <text:p text:style-name="P25">l &lt;xPos&gt; &lt;yPos&gt; &lt;zPos&gt; &lt;Intensität&gt;</text:p>
            </text:list-item>
          </text:list>
        </text:list-item>
      </text:list>
      <text:h text:style-name="P52" text:outline-level="1">6. Produktleistungen</text:h>
      <text:h text:style-name="P61" text:outline-level="3">L10 <text:span text:style-name="T14">Numerische Genauigkeit</text:span></text:h>
      <text:p text:style-name="P42">Genauigkeit bei den Berechnungen stets 4 Byte float, <text:span text:style-name="T14">da OpenGL nur mit float arbeitet.</text:span></text:p>
      <text:h text:style-name="P64" text:outline-level="3">L20 Anzeigen von Fehlerhaften *.obj- und *.sce- Dateien</text:h>
      <text:p text:style-name="P40">Fehlermeldungen müssen entsprechende Fehler aufzeigen um eine Korrektur zu ermöglichen. Durch fehlerhafte Dateien, die geladen werden, dürfen keine Abstürze entstehen.</text:p>
      <text:h text:style-name="P52" text:outline-level="1"><text:soft-page-break/>7. Benutzungsoberfläche</text:h>
      <text:p text:style-name="P5">Die Benutzeroberfläche soll aus einem Normalen Windows-Fenster bestehen in dem die Zeichenfläche dominiert. Jedoch existieren Bedienelemente außerhalb dieser Fläche mit denen man Aktionen innerhalb der Szene / eines Objektes machen kann.</text:p>
      <text:p text:style-name="P47">Die einzelnen Modi, die in den Produktfunktionen beschrieben werden, kann man durch Tabs erreichen. Innerhalb eines Tabs sind dann Buttons, Schieber und Ähnliches angezeigt um die Operationen ausüben zu können.</text:p>
      <text:p text:style-name="P47">Ausgewählte Objekte, Vertices, Flächen, … werden innerhalb der Zeichenfläche vorgehoben.</text:p>
      <text:p text:style-name="P47">Weiterhin wird eine Loggingkonsole angezeigt, die Informationen für Entwickler enthält. Dadurch kann man den Überblick über die ausgeführten (internen) Operation erhalten und einfacher Fehler aufspüren. Dieses Feature ziehlt vorallem auf die Nutzer ab, die Modifikation oder Erweiterungen vornehmen wollen.</text:p>
      <text:h text:style-name="P66" text:outline-level="3">Navigieren innerhalb der Welt</text:h>
      <text:p text:style-name="P49">Zum Bewegen innerhalb der Welt wird eine für Spiele typische WASD-Steuerung genutzt. Die Maus dient zum umschauen und auswählen, die Tasten verändern die Position des Betrachters.</text:p>
      <text:h text:style-name="P53" text:outline-level="1"><text:span text:style-name="T17">8. Testfälle</text:span></text:h>
      <text:h text:style-name="P62" text:outline-level="3">Minecraft-Style Welt</text:h>
      <text:p text:style-name="P43"><text:span text:style-name="T15">Man hat einen „Endlosfußboden“ und die Möglichkeit neue Objekte (Würfel) in der Welt hinzuzufügen. Jedes neue Objekt wird direkt vor einem an der Stelle platziert, auf die man schaut. So kann man sich seine eigene Welt aus vorher „hergestellten“ Elemente aufbauen.</text:span></text:p>
      <text:h text:style-name="P65" text:outline-level="3">Fest programmierte Szene</text:h>
      <text:p text:style-name="P44">Um die Möglichkeiten der Engine aufzuzeigen wird eine Szene fest programmiert. Das bedeutet es wird ein Programm erstellt, in der diese Szene fest definiert wird. Dadurch entstehen komplexere Möglichkeiten als das reine Nutzen des Szeneneditors. Objekte bekommen ein Verhalten programmiert, wie z.B. eine konstante Geschwindigkeit.</text:p>
      <text:p text:style-name="P44">Innerhalb der Szene kann man sich frei bewegen wie es im Szeneneditor möglich ist, wobei man nur Betrachter ist. </text:p>
      <text:p text:style-name="P44">Der Unterschied zu einer im Editor erstellten Szene ist dabei, dass man nicht nur die Eigenschaften Position, Rotation und Skalierung der einzelnen Objekte bestimmen kann, sonder nur durch eigene Kreativität (und Funktionalität des Systems) eingeschränkt wird.</text:p>
      <text:p text:style-name="P45">Als Basis für so ein Szenario kann aber durchaus eine im Editor erstellte Szene basieren.</text:p>
      <text:h text:style-name="P62" text:outline-level="3">Simulation Sonnensystem – <text:span text:style-name="T14">wenn Dynamik implementiert wird</text:span></text:h>
      <text:p text:style-name="P46">Das Sonnensystem ist eine fest programmierte Szene, deren Objekte nur noch mit Massen und Anfangsgeschwindigkeiten ergänzt werden. Dadurch kann man das Newtonsche Gravitationsgesetz <text:soft-page-break/>zur Berechnung der Beschleunigung nutzen. Mit den Beschleunigungen wird dann die Geschwindigkeit und Position verändert.</text:p>
      <text:p text:style-name="P46">Die numerische Genauigkeit ist bei diesem Prozess jedoch nicht das Wichtigste. Es soll keine wissenschaftliche Simulation vorgenommen werden, da es bei einer Gameengine eher um den Effekt geht als um die Genauigkeit.</text:p>
      <text:h text:style-name="P52" text:outline-level="1">10. Entwicklungsumgebung</text:h>
      <text:h text:style-name="P57" text:outline-level="2">Software</text:h>
      <text:list xml:id="list4865367769537142734" text:style-name="L13">
        <text:list-item>
          <text:p text:style-name="P26">Microsoft Visual Studio 2013 <text:span text:style-name="T3">mit eingebauten Compiler</text:span></text:p>
        </text:list-item>
        <text:list-item>
          <text:p text:style-name="P27">QtCreator <text:span text:style-name="T3">mit g++ (4.8.2)</text:span></text:p>
        </text:list-item>
        <text:list-item>
          <text:p text:style-name="P26">git</text:p>
        </text:list-item>
        <text:list-item>
          <text:p text:style-name="P29">DoxyGen</text:p>
        </text:list-item>
        <text:list-item>
          <text:p text:style-name="P30">UMLDesigner von TU-Freiberg</text:p>
        </text:list-item>
      </text:list>
      <text:h text:style-name="P58" text:outline-level="2">Hardware</text:h>
      <text:list xml:id="list7496312133784767943" text:style-name="L14">
        <text:list-item>
          <text:p text:style-name="P31">Wie Anforderungen zur Laufzeit (Standard PC mit Windows7)</text:p>
        </text:list-item>
      </text:list>
      <text:h text:style-name="P57" text:outline-level="2">Orgware</text:h>
      <text:list xml:id="list7368511920961512151" text:style-name="L15">
        <text:list-item>
          <text:p text:style-name="P28">git für Versionsverwaltung und Projektkoordination</text:p>
        </text:list-item>
      </text:list>
      <text:h text:style-name="P54" text:outline-level="1">11. Ergänzungen</text:h>
      <text:h text:style-name="P59" text:outline-level="2"><text:span text:style-name="T16">Glossar</text:span></text:h>
      <table:table table:name="Glossar" table:style-name="Glossar">
        <table:table-column table:style-name="Glossar.A"/>
        <table:table-column table:style-name="Glossar.B"/>
        <table:table-header-rows>
          <table:table-row>
            <table:table-cell table:style-name="Glossar.A1" office:value-type="string">
              <text:p text:style-name="Table_20_Heading">Begriff</text:p>
            </table:table-cell>
            <table:table-cell table:style-name="Glossar.B1" office:value-type="string">
              <text:p text:style-name="Table_20_Heading">Definition</text:p>
            </table:table-cell>
          </table:table-row>
        </table:table-header-rows>
        <table:table-row>
          <table:table-cell table:style-name="Glossar.A1" office:value-type="string">
            <text:p text:style-name="P6">Polygon</text:p>
          </table:table-cell>
          <table:table-cell table:style-name="Glossar.B1" office:value-type="string">
            <text:p text:style-name="P6">Ein Vieleck, aus dem durch aneinander setzen von anderen Polygonen 2D-/3D-Objekte aufgebaut werden. <text:span text:style-name="T11">Wir nutzen jedoch nur Dreiecke.</text:span></text:p>
          </table:table-cell>
        </table:table-row>
        <table:table-row>
          <table:table-cell table:style-name="Glossar.A1" office:value-type="string">
            <text:p text:style-name="P6">rendern</text:p>
          </table:table-cell>
          <table:table-cell table:style-name="Glossar.B1" office:value-type="string">
            <text:p text:style-name="P6">Das Berechnen eines Bildes das aus Einzelobjekten besteht</text:p>
          </table:table-cell>
        </table:table-row>
        <table:table-row>
          <table:table-cell table:style-name="Glossar.A1" office:value-type="string">
            <text:p text:style-name="P67">Wireframe</text:p>
          </table:table-cell>
          <table:table-cell table:style-name="Glossar.B1" office:value-type="string">
            <text:p text:style-name="P67">Der Wireframe eines Objektes besteht nur aus den Kanten des selbigen. Dabei werden die Flächen nicht dargestellt und es entsteht ein typisches Bild in dem man sehr gut die Struktur des Objektes erkennen kann.</text:p>
          </table:table-cell>
        </table:table-row>
        <table:table-row>
          <table:table-cell table:style-name="Glossar.A1" office:value-type="string">
            <text:p text:style-name="P6">Z-Buffering</text:p>
          </table:table-cell>
          <table:table-cell table:style-name="Glossar.B1" office:value-type="string">
            <text:p text:style-name="P6">Speichern von Tiefeninformationen für einzelne Pixel um korrektes Überlappen von Flächen zu ermöglichen</text:p>
          </table:table-cell>
        </table:table-row>
        <table:table-row>
          <table:table-cell table:style-name="Glossar.A1" office:value-type="string">
            <text:p text:style-name="P6">Clipping</text:p>
          </table:table-cell>
          <table:table-cell table:style-name="Glossar.B1" office:value-type="string">
            <text:p text:style-name="P6">Auf Bildschirm zurechtschneiden von Polygonen</text:p>
          </table:table-cell>
        </table:table-row>
        <table:table-row>
          <table:table-cell table:style-name="Glossar.A1" office:value-type="string">
            <text:p text:style-name="P6">Kinematik</text:p>
          </table:table-cell>
          <table:table-cell table:style-name="Glossar.B1" office:value-type="string">
            <text:p text:style-name="P6">Lehre von der Bewegung der Körper</text:p>
          </table:table-cell>
        </table:table-row>
        <table:table-row>
          <table:table-cell table:style-name="Glossar.A1" office:value-type="string">
            <text:p text:style-name="P6">Bounding-Box</text:p>
          </table:table-cell>
          <table:table-cell table:style-name="Glossar.B1" office:value-type="string">
            <text:p text:style-name="P6">Meist unsichtbare Box, die einen Körper umgibt um Kollision <text:soft-page-break/>einfach berechnen zu können.</text:p>
          </table:table-cell>
        </table:table-row>
        <table:table-row>
          <table:table-cell table:style-name="Glossar.A1" office:value-type="string">
            <text:p text:style-name="P7">Flatshading</text:p>
          </table:table-cell>
          <table:table-cell table:style-name="Glossar.B1" office:value-type="string">
            <text:p text:style-name="P7">Helligkeitsberechnung einer Fläche in Abhängigkeit einer Lichtquelle, bei der die komplette Flächen den selben Farbwert erhält und dadurch flach aussieht.</text:p>
          </table:table-cell>
        </table:table-row>
        <table:table-row>
          <table:table-cell table:style-name="Glossar.A1" office:value-type="string">
            <text:p text:style-name="P8">Vertex</text:p>
          </table:table-cell>
          <table:table-cell table:style-name="Glossar.B1" office:value-type="string">
            <text:p text:style-name="P8">Ein Eckpunkt eines Polygones</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1T17:42:54.157181193</meta:creation-date>
    <meta:generator>LibreOffice/4.2.7.2$Linux_X86_64 LibreOffice_project/420m0$Build-2</meta:generator>
    <dc:date>2015-01-18T22:12:53.683536294</dc:date>
    <meta:editing-duration>PT3H45M14S</meta:editing-duration>
    <meta:editing-cycles>40</meta:editing-cycles>
    <meta:document-statistic meta:table-count="1" meta:image-count="0" meta:object-count="0" meta:page-count="8" meta:paragraph-count="167" meta:word-count="1684" meta:character-count="11747" meta:non-whitespace-character-count="10315"/>
  </office:meta>
</office:document-meta>
</file>